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800000" fo:font-size="15pt" style:text-underline-style="none" fo:font-weight="bold" officeooo:rsid="0003fcfe" officeooo:paragraph-rsid="0003fcfe" style:font-size-asian="15pt" style:font-weight-asian="bold" style:font-size-complex="15pt" style:font-weight-complex="bold"/>
    </style:style>
    <style:style style:name="P2" style:family="paragraph" style:parent-style-name="Standard">
      <style:paragraph-properties fo:text-align="start" style:justify-single-word="false"/>
      <style:text-properties fo:color="#800000" fo:font-size="15pt" style:text-underline-style="none" fo:font-weight="bold" officeooo:rsid="0003fcfe" officeooo:paragraph-rsid="0003fcfe" style:font-size-asian="15pt" style:font-weight-asian="bold" style:font-size-complex="15pt" style:font-weight-complex="bold"/>
    </style:style>
    <style:style style:name="P3" style:family="paragraph" style:parent-style-name="Standard" style:list-style-name="L3">
      <style:paragraph-properties fo:text-align="start" style:justify-single-word="false"/>
      <style:text-properties fo:color="#000000" fo:font-size="15pt" fo:font-weight="bold" officeooo:rsid="000be3d5" officeooo:paragraph-rsid="000be3d5" style:font-size-asian="15pt" style:font-weight-asian="bold" style:font-size-complex="15pt" style:font-weight-complex="bold"/>
    </style:style>
    <style:style style:name="P4" style:family="paragraph" style:parent-style-name="Standard" style:list-style-name="L3">
      <style:paragraph-properties fo:text-align="start" style:justify-single-word="false"/>
      <style:text-properties fo:color="#000000" fo:font-size="15pt" fo:font-weight="bold" officeooo:rsid="000d3ad7" officeooo:paragraph-rsid="000d3ad7" style:font-size-asian="15pt" style:font-weight-asian="bold" style:font-size-complex="15pt" style:font-weight-complex="bold"/>
    </style:style>
    <style:style style:name="P5" style:family="paragraph" style:parent-style-name="Standard">
      <style:paragraph-properties fo:text-align="start" style:justify-single-word="false"/>
      <style:text-properties fo:color="#000000" fo:font-size="13pt" style:text-underline-style="none" fo:font-weight="normal" officeooo:rsid="0003fcfe" officeooo:paragraph-rsid="0003fcfe" style:font-size-asian="13pt" style:font-weight-asian="normal" style:font-size-complex="13pt" style:font-weight-complex="normal"/>
    </style:style>
    <style:style style:name="P6" style:family="paragraph" style:parent-style-name="Standard" style:list-style-name="L2">
      <style:paragraph-properties fo:text-align="start" style:justify-single-word="false"/>
      <style:text-properties fo:color="#000000" fo:font-size="13pt" style:text-underline-style="none" fo:font-weight="normal" officeooo:rsid="0003fcfe" officeooo:paragraph-rsid="0003fcfe" style:font-size-asian="13pt" style:font-weight-asian="normal" style:font-size-complex="13pt" style:font-weight-complex="normal"/>
    </style:style>
    <style:style style:name="P7" style:family="paragraph" style:parent-style-name="Standard" style:list-style-name="L1">
      <style:paragraph-properties fo:text-align="start" style:justify-single-word="false"/>
      <style:text-properties officeooo:paragraph-rsid="00047616"/>
    </style:style>
    <style:style style:name="P8" style:family="paragraph" style:parent-style-name="Standard">
      <style:paragraph-properties fo:text-align="start" style:justify-single-word="false"/>
      <style:text-properties officeooo:paragraph-rsid="00047616"/>
    </style:style>
    <style:style style:name="P9" style:family="paragraph" style:parent-style-name="Standard" style:list-style-name="L2">
      <style:paragraph-properties fo:text-align="start" style:justify-single-word="false"/>
      <style:text-properties officeooo:paragraph-rsid="0007214b"/>
    </style:style>
    <style:style style:name="P10" style:family="paragraph" style:parent-style-name="Standard" style:list-style-name="L2">
      <style:paragraph-properties fo:text-align="start" style:justify-single-word="false"/>
      <style:text-properties officeooo:paragraph-rsid="0008aa7d"/>
    </style:style>
    <style:style style:name="P11" style:family="paragraph" style:parent-style-name="Standard" style:list-style-name="L2">
      <style:paragraph-properties fo:text-align="start" style:justify-single-word="false"/>
      <style:text-properties officeooo:paragraph-rsid="000a84eb"/>
    </style:style>
    <style:style style:name="P12" style:family="paragraph" style:parent-style-name="Standard">
      <style:paragraph-properties fo:text-align="start" style:justify-single-word="false"/>
      <style:text-properties officeooo:paragraph-rsid="000a84eb"/>
    </style:style>
    <style:style style:name="P13" style:family="paragraph" style:parent-style-name="Standard" style:list-style-name="L3">
      <style:paragraph-properties fo:text-align="start" style:justify-single-word="false"/>
      <style:text-properties officeooo:paragraph-rsid="000d3ad7"/>
    </style:style>
    <style:style style:name="P14" style:family="paragraph" style:parent-style-name="Standard" style:list-style-name="L1">
      <style:paragraph-properties fo:text-align="start" style:justify-single-word="false"/>
      <style:text-properties fo:font-size="13pt" officeooo:paragraph-rsid="0003fcfe" style:font-size-asian="13pt" style:font-size-complex="13pt"/>
    </style:style>
    <style:style style:name="P15" style:family="paragraph" style:parent-style-name="Standard">
      <style:paragraph-properties fo:text-align="center" style:justify-single-word="false"/>
      <style:text-properties fo:color="#801900" fo:font-size="15pt" fo:font-weight="bold" officeooo:rsid="00057450" officeooo:paragraph-rsid="00057450" style:font-size-asian="15pt" style:font-weight-asian="bold" style:font-size-complex="15pt" style:font-weight-complex="bold"/>
    </style:style>
    <style:style style:name="P16" style:family="paragraph" style:parent-style-name="Standard">
      <style:paragraph-properties fo:text-align="center" style:justify-single-word="false"/>
      <style:text-properties fo:color="#801900" fo:font-size="15pt" fo:font-weight="bold" officeooo:rsid="000be3d5" officeooo:paragraph-rsid="000be3d5" style:font-size-asian="15pt" style:font-weight-asian="bold" style:font-size-complex="15pt" style:font-weight-complex="bold"/>
    </style:style>
    <style:style style:name="P17" style:family="paragraph" style:parent-style-name="Standard">
      <style:paragraph-properties fo:text-align="center" style:justify-single-word="false"/>
      <style:text-properties officeooo:paragraph-rsid="00057450"/>
    </style:style>
    <style:style style:name="P18" style:family="paragraph" style:parent-style-name="Standard">
      <style:paragraph-properties fo:text-align="start" style:justify-single-word="false"/>
      <style:text-properties fo:font-size="12pt" fo:font-weight="normal" officeooo:paragraph-rsid="000a84eb" style:font-size-asian="12pt" style:font-weight-asian="normal" style:font-size-complex="12pt" style:font-weight-complex="normal"/>
    </style:style>
    <style:style style:name="T1" style:family="text">
      <style:text-properties fo:color="#000000" style:text-underline-style="none" fo:font-weight="normal" officeooo:rsid="0003fcfe" style:font-weight-asian="normal" style:font-weight-complex="normal"/>
    </style:style>
    <style:style style:name="T2" style:family="text">
      <style:text-properties fo:color="#000000" fo:font-size="13pt" style:text-underline-style="none" fo:font-weight="normal" officeooo:rsid="0007214b" style:font-size-asian="13pt" style:font-weight-asian="normal" style:font-size-complex="13pt" style:font-weight-complex="normal"/>
    </style:style>
    <style:style style:name="T3" style:family="text">
      <style:text-properties fo:color="#000000" fo:font-size="12pt" fo:font-weight="normal" officeooo:rsid="000d3ad7" style:font-size-asian="12pt" style:font-weight-asian="normal" style:font-size-complex="12pt" style:font-weight-complex="normal"/>
    </style:style>
    <style:style style:name="T4" style:family="text">
      <style:text-properties officeooo:rsid="00047616"/>
    </style:style>
    <style:style style:name="T5" style:family="text">
      <style:text-properties fo:font-size="13pt" officeooo:rsid="00047616" style:font-size-asian="13pt" style:font-size-complex="13pt"/>
    </style:style>
    <style:style style:name="T6" style:family="text">
      <style:text-properties officeooo:rsid="00057450"/>
    </style:style>
    <style:style style:name="T7" style:family="text">
      <style:text-properties style:text-underline-style="none" officeooo:rsid="00057450"/>
    </style:style>
    <style:style style:name="T8" style:family="text">
      <style:text-properties fo:color="#801900"/>
    </style:style>
    <style:style style:name="T9" style:family="text">
      <style:text-properties fo:color="#801900" fo:font-size="15pt" fo:font-weight="bold" officeooo:rsid="00057450" style:font-size-asian="15pt" style:font-weight-asian="bold" style:font-size-complex="15pt" style:font-weight-complex="bold"/>
    </style:style>
    <style:style style:name="T10" style:family="text">
      <style:text-properties fo:color="#801900" fo:font-size="15pt" fo:font-weight="bold" officeooo:rsid="0007214b" style:font-size-asian="15pt" style:font-weight-asian="bold" style:font-size-complex="15pt" style:font-weight-complex="bold"/>
    </style:style>
    <style:style style:name="T11" style:family="text">
      <style:text-properties fo:color="#801900" fo:font-size="15pt" fo:language="fr" fo:country="FR" fo:font-weight="bold" style:font-size-asian="15pt" style:font-weight-asian="bold" style:font-size-complex="15pt" style:font-weight-complex="bold"/>
    </style:style>
    <style:style style:name="T12" style:family="text">
      <style:text-properties fo:color="#801900" fo:font-size="15pt" fo:language="fr" fo:country="FR" fo:font-weight="bold" officeooo:rsid="0007214b" style:font-size-asian="15pt" style:font-weight-asian="bold" style:font-size-complex="15pt" style:font-weight-complex="bold"/>
    </style:style>
    <style:style style:name="T13" style:family="text">
      <style:text-properties officeooo:rsid="0007214b"/>
    </style:style>
    <style:style style:name="T14" style:family="text">
      <style:text-properties officeooo:rsid="0008aa7d"/>
    </style:style>
    <style:style style:name="T15" style:family="text">
      <style:text-properties officeooo:rsid="000a84eb"/>
    </style:style>
    <style:style style:name="T16" style:family="text">
      <style:text-properties officeooo:rsid="000bd78f"/>
    </style:style>
    <style:style style:name="T17" style:family="text">
      <style:text-properties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0d3ad7" style:font-size-asian="12pt" style:font-weight-asian="normal" style:font-size-complex="12pt" style:font-weight-complex="normal"/>
    </style:style>
    <style:style style:name="T21" style:family="text">
      <style:text-properties officeooo:rsid="000d3a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ext:span text:style-name="T8">BOLA</text:span></text:p>
      <text:p text:style-name="P2"/>
      <text:list xml:id="list8925737182888316261" text:style-name="L1">
        <text:list-item>
          <text:p text:style-name="P14"><text:span text:style-name="T1">Le risque de transmission du virus Ebola est faible.</text:span></text:p>
        </text:list-item>
        <text:list-item>
          <text:p text:style-name="P14"><text:span text:style-name="T13">S</text:span>ymptômes : une forte fièvre, des courbatures, des douleurs articulaires, des vomissements, de la diarrhée, ou une hémorragie. </text:p>
        </text:list-item>
        <text:list-item>
          <text:p text:style-name="P14"><text:span text:style-name="T6">Transmission : Un</text:span> contact physique direct avec les liquides biologiques ou les sécrétions (vomissements, selles, urine, sang, sperme, etc.) des personnes qui ont été infectées ou sont décédées de maladie à virus Ebola .</text:p>
        </text:list-item>
        <text:list-item>
          <text:p text:style-name="P7"><text:span text:style-name="T5">Traitement et vaccins : </text:span>La réhydratation de soutien par voie orale ou intraveineuse améliorent les taux de survie, <text:span text:style-name="T4">a</text:span>ucun traitement disponible n’a pour l’instant fait ses preuves contre la maladie à virus Ebola.</text:p>
        </text:list-item>
        <text:list-item>
          <text:p text:style-name="P7"><text:span text:style-name="T4">Prévention et lutte : </text:span>L'<text:span text:style-name="T7">abattage </text:span>des animaux infectés, <text:span text:style-name="T6">le</text:span>s produits (sang et viande) doivent être cuits soigneusement avant d’être consommés, <text:span text:style-name="T6">l</text:span>'imposition de la <text:span text:style-name="T6">quarantaine.</text:span></text:p>
        </text:list-item>
      </text:list>
      <text:p text:style-name="P8"/>
      <text:p text:style-name="P8"/>
      <text:p text:style-name="P17"><text:span text:style-name="T9">LA GRIPPE H7N9 </text:span><text:span text:style-name="T10">(</text:span><text:bookmark text:name="firstHeading"/><text:span text:style-name="T11">Influenzavirus A sous-type H7N9</text:span><text:span text:style-name="T12">)</text:span></text:p>
      <text:p text:style-name="P15"/>
      <text:p text:style-name="P5"/>
      <text:list xml:id="list1098423438533924480" text:style-name="L2">
        <text:list-item>
          <text:p text:style-name="P6">La <text:span text:style-name="T13">virulence</text:span> de ce sous-type est faible chez l'oiseau, mais élevée chez l'Homme, il tue en quinze jours, et pour un cas sur cinq.</text:p>
        </text:list-item>
        <text:list-item>
          <text:p text:style-name="P6">La <text:span text:style-name="T13">période d'incubation</text:span> du virus oscille entre 3 et 8 jours<text:bookmark text:name="cite_ref-71"/>.</text:p>
        </text:list-item>
        <text:list-item>
          <text:p text:style-name="P9"><text:span text:style-name="T2">Symptômes : </text:span>une forte fièvre avec une température généralement supérieure à 38°C et d’autres symptômes de type grippal (toux ou mal de gorge). Chez certains patients, les premiers symptômes peuvent être aussi des diarrhées, des vomissements, des douleurs abdominales ou thoraciques, et des saignements du nez et des gencives.</text:p>
        </text:list-item>
        <text:list-item>
          <text:p text:style-name="P10"><text:span text:style-name="T14">Traitement antiviral : </text:span>certains antiviraux, en particulier l’oseltamivir, peuvent réduire la durée de réplication du virus et améliorer les chances de survie.</text:p>
        </text:list-item>
        <text:list-item>
          <text:p text:style-name="P11"><text:span text:style-name="T15">Prévention : L</text:span>es volailles sont à cuire à température de 70 °C et l'arsenal contre-grippal de rigueur: <text:span text:style-name="T15">quarantaine</text:span>, <text:span text:style-name="T16">hygiène des mains </text:span>à l'aide de savon ou d'un <text:span text:style-name="T15">soluté</text:span><text:bookmark text:name="cite_ref-france-diplo_61-1"/><text:span text:style-name="T15"> hydro-alcoolique</text:span> (hygiène régulière, et systématique en cas de contact avec la volaille ou des œufs) ; et si la transmission interhumaine est finalement confirmée après une recombinaison : isolation sociale, masques respiratoires, surveiller les <text:span text:style-name="T15">éternuements.</text:span></text:p>
        </text:list-item>
      </text:list>
      <text:p text:style-name="P12"/>
      <text:p text:style-name="P12"/>
      <text:p text:style-name="P16">HEPATITE B</text:p>
      <text:p text:style-name="P16"/>
      <text:list xml:id="list2151284667065201415" text:style-name="L3">
        <text:list-item>
          <text:p text:style-name="P3"><text:span text:style-name="T19">L'hépatite B est une hépatite virale due à une infection par le virus de l'hépatite </text:span><text:a xlink:type="simple" xlink:href="http://fr.wikipedia.org/wiki/Virus_de_l%27hépatite_B"><text:span text:style-name="T19">(VHB)</text:span></text:a><text:span text:style-name="T19"> et entraînant une inflammation du </text:span><text:span text:style-name="T19">foie.</text:span></text:p>
        </text:list-item>
        <text:list-item>
          <text:p text:style-name="P3"><text:span text:style-name="T19">Les symptômes de la maladie aiguë sont essentiellement une inflammation du foie, avec ou sans ictére et des troubles digestifs avec nausées et vomissements.</text:span></text:p>
        </text:list-item>
        <text:list-item>
          <text:p text:style-name="P3"><text:span text:style-name="T19">La gravité potentielle de l’hépatite B est constituée par le risque d’évolution vers une hépatite chronique B qui peut se compliquer d’une cirrhose et d’un cancer du foie, une maladie mortelle avec un taux de réponse très faible à la chimiothérapie actuelle.</text:span></text:p>
        </text:list-item>
        <text:list-item>
          <text:p text:style-name="P3"><text:span text:style-name="T19">La transmission du virus se fait par l'intermédiaire des liquides et sécrétions biologiques. Les principaux modes de transmission sont les rapports sexuels, les injections chez les toxicomanes, les transfusions sanguines à risques, la transmission de la mère à l'enfant lors de l'accouchement et le contact étroit avec une personne infectée. Une fois dans le sang, le virus atteint le foie et se multiplie dans ses cellules, les hépatocytes. Le système immunitaire </text:span><text:soft-page-break/><text:span text:style-name="T19">détruit les cellules infectées, entraînant une inflammation du foie.</text:span></text:p>
        </text:list-item>
        <text:list-item>
          <text:p text:style-name="P3"><text:span text:style-name="T19">L'infection par le virus de l'hépatite B ne nécessite habituellement pas de traitement parce que la plupart des adultes guérissent spontanément de l'infection</text:span><text:bookmark text:name="cite_ref-pmid17129820_40-0"/><text:span text:style-name="T19">. Un traitement antiviral précoce n’est requis que pour moins de 1 % des patients, dont l'infection a un cours très agressif ( "hépatite fulminante") ou qui sont </text:span><text:span text:style-name="T20">immunodéprimés.</text:span></text:p>
        </text:list-item>
        <text:list-item>
          <text:p text:style-name="P13"><text:span text:style-name="T3">Prévention : </text:span>Elle repose sur la <text:span text:style-name="T21">vaccination</text:span>, mais aussi sur la détection des porteurs de virus et sur certaines mesures destinées à empêcher la diffusion de ce dernier , Ainsi le dépistage chez tout <text:span text:style-name="T21">donneur de sang.</text:span></text:p>
        </text:list-item>
        <text:list-item>
          <text:p text:style-name="P4"><text:span text:style-name="T19"/></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9:55:25.312329649</meta:creation-date>
    <dc:date>2014-12-04T23:14:36.140049432</dc:date>
    <meta:editing-duration>PT2H2M21S</meta:editing-duration>
    <meta:editing-cycles>2</meta:editing-cycles>
    <meta:generator>LibreOffice/4.2.6.3$Linux_X86_64 LibreOffice_project/420m0$Build-3</meta:generator>
    <meta:document-statistic meta:table-count="0" meta:image-count="0" meta:object-count="0" meta:page-count="2" meta:paragraph-count="20" meta:word-count="570" meta:character-count="3586" meta:non-whitespace-character-count="3051"/>
  </office:meta>
</office:document-meta>
</file>